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5-10-2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5-07-1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5-04-23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5-01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4-10-18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4-07-2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4-04-10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4-01-26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3-10-3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3-07-2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3-04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2-12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2-08-0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2-04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1-12-0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1-09-24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1-05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0-12-0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0-07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20-03-2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9-12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9-07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9-04-0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8-10-0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8-07-1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8-04-0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8-01-31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7-11-06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7-07-2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7-04-1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6-10-0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6-07-13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6-04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6-02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5-10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5-07-1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5-04-0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5-01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4-10-1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4-08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4-04-0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4-01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4-01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3-10-0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3-07-0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3-04-0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3-01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2-10-0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2-07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2-04-1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2-01-0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1-10-12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1-07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1-04-1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1-01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0-10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0-07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0-04-06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10-01-1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9-10-0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9-07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9-04-1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9-01-0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8-10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8-07-1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8-04-0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8-01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7-10-0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7-07-0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7-04-3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7-01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50984</text:p>
          </table:table-cell>
          <table:table-cell office:value-type="string" calcext:value-type="string">
            <text:p>13S/09E-03AAC</text:p>
          </table:table-cell>
          <table:table-cell office:value-type="string" calcext:value-type="string">
            <text:p>200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